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25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25cm" fo:min-width="0cm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svg:stroke-color="#000000" draw:marker-start-width="0.237cm" draw:marker-end="Arrow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cm" svg:height="0.5cm" svg:x="2.5cm" svg:y="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5cm" svg:height="0.5cm" svg:x="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0.5cm" svg:height="0.5cm" svg:x="4cm" svg:y="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0.5cm" svg:height="0.5cm" svg:x="4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0.5cm" svg:height="0.5cm" svg:x="5.5cm" svg:y="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0.5cm" svg:height="0.5cm" svg:x="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0.5cm" svg:height="0.5cm" svg:x="7cm" svg:y="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0.5cm" svg:height="0.5cm" svg:x="7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0.5cm" svg:height="0.5cm" svg:x="8.5cm" svg:y="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0.5cm" svg:height="0.5cm" svg:x="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0.5cm" svg:height="0.5cm" svg:x="10cm" svg:y="2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5cm" svg:y="2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draw:line-skew="0.251cm" svg:x1="3.25cm" svg:y1="2cm" svg:x2="4.25cm" svg:y2="2cm" draw:start-shape="id1" draw:start-glue-point="0" draw:end-shape="id2" draw:end-glue-point="0" svg:d="M3250 2000c0-393 1000-393 1000 0" svg:viewBox="0 0 1001 296">
          <text:p/>
        </draw:connector>
        <draw:connector draw:style-name="gr3" draw:text-style-name="P4" draw:layer="layout" draw:type="curve" draw:line-skew="0.251cm" svg:x1="4.75cm" svg:y1="2cm" svg:x2="5.75cm" svg:y2="2cm" draw:start-shape="id3" draw:start-glue-point="0" draw:end-shape="id4" draw:end-glue-point="0" svg:d="M4750 2000c0-393 1000-393 1000 0" svg:viewBox="0 0 1001 296">
          <text:p/>
        </draw:connector>
        <draw:connector draw:style-name="gr3" draw:text-style-name="P4" draw:layer="layout" draw:type="curve" draw:line-skew="0.251cm" svg:x1="6.25cm" svg:y1="2cm" svg:x2="7.25cm" svg:y2="2cm" draw:start-shape="id5" draw:start-glue-point="0" draw:end-shape="id6" draw:end-glue-point="0" svg:d="M6250 2000c0-393 1000-393 1000 0" svg:viewBox="0 0 1001 296">
          <text:p/>
        </draw:connector>
        <draw:connector draw:style-name="gr3" draw:text-style-name="P4" draw:layer="layout" draw:type="curve" draw:line-skew="0.251cm" svg:x1="7.75cm" svg:y1="2cm" svg:x2="8.75cm" svg:y2="2cm" draw:start-shape="id7" draw:start-glue-point="0" draw:end-shape="id8" draw:end-glue-point="0" svg:d="M7750 2000c0-393 1000-393 1000 0" svg:viewBox="0 0 1001 296">
          <text:p/>
        </draw:connector>
        <draw:connector draw:style-name="gr3" draw:text-style-name="P4" draw:layer="layout" draw:type="curve" draw:line-skew="0.251cm" svg:x1="9.25cm" svg:y1="2cm" svg:x2="10.25cm" svg:y2="2cm" draw:start-shape="id9" draw:start-glue-point="0" draw:end-shape="id10" draw:end-glue-point="0" svg:d="M9250 2000c0-393 1000-393 1000 0" svg:viewBox="0 0 1001 296">
          <text:p/>
        </draw:connector>
        <draw:custom-shape draw:style-name="gr1" draw:text-style-name="P2" draw:layer="layout" svg:width="0.5cm" svg:height="0.5cm" svg:x="2.5cm" svg:y="3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0.5cm" svg:height="0.5cm" svg:x="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4cm" svg:y="3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0.5cm" svg:height="0.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0.5cm" svg:height="0.5cm" svg:x="5.5cm" svg:y="3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0.5cm" svg:height="0.5cm" svg:x="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4" draw:id="id14" draw:layer="layout" svg:width="0.5cm" svg:height="0.5cm" svg:x="7cm" svg:y="3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0.5cm" svg:height="0.5cm" svg:x="7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6" draw:id="id16" draw:layer="layout" svg:width="0.5cm" svg:height="0.5cm" svg:x="8.5cm" svg:y="3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8" draw:id="id18" draw:layer="layout" svg:width="0.5cm" svg:height="0.5cm" svg:x="10cm" svg:y="3.5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5cm" svg:y="3.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draw:line-skew="0.251cm" svg:x1="3.25cm" svg:y1="3.5cm" svg:x2="5.75cm" svg:y2="3.5cm" draw:start-shape="id11" draw:start-glue-point="0" draw:end-shape="id12" draw:end-glue-point="0" svg:d="M3250 3500c0-393 2500-393 2500 0" svg:viewBox="0 0 2501 296">
          <text:p/>
        </draw:connector>
        <draw:connector draw:style-name="gr3" draw:text-style-name="P4" draw:layer="layout" draw:type="curve" draw:line-skew="-0.251cm" svg:x1="4.75cm" svg:y1="4cm" svg:x2="7.25cm" svg:y2="4cm" draw:start-shape="id13" draw:start-glue-point="2" draw:end-shape="id14" draw:end-glue-point="2" svg:d="M4750 4000c0 393 2500 393 2500 0" svg:viewBox="0 0 2501 296">
          <text:p/>
        </draw:connector>
        <draw:connector draw:style-name="gr3" draw:text-style-name="P4" draw:layer="layout" draw:type="curve" draw:line-skew="0.251cm" svg:x1="6.25cm" svg:y1="3.5cm" svg:x2="8.75cm" svg:y2="3.5cm" draw:start-shape="id15" draw:start-glue-point="0" draw:end-shape="id16" draw:end-glue-point="0" svg:d="M6250 3500c0-393 2500-393 2500 0" svg:viewBox="0 0 2501 296">
          <text:p/>
        </draw:connector>
        <draw:connector draw:style-name="gr3" draw:text-style-name="P4" draw:layer="layout" draw:type="curve" draw:line-skew="-0.251cm" svg:x1="7.75cm" svg:y1="4cm" svg:x2="10.25cm" svg:y2="4cm" draw:start-shape="id17" draw:start-glue-point="2" draw:end-shape="id18" svg:d="M7750 4000c0 393 2500 393 2500 0" svg:viewBox="0 0 2501 296">
          <text:p/>
        </draw:connector>
        <draw:custom-shape draw:style-name="gr1" draw:text-style-name="P2" draw:layer="layout" svg:width="0.5cm" svg:height="0.5cm" svg:x="2.5cm" svg:y="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0.5cm" svg:height="0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4cm" svg:y="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0.5cm" svg:height="0.5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5.5cm" svg:y="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7cm" svg:y="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0.5cm" svg:height="0.5cm" svg:x="8.5cm" svg:y="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22" draw:id="id22" draw:layer="layout" svg:width="0.5cm" svg:height="0.5cm" svg:x="10cm" svg:y="5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5cm" svg:y="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draw:line-skew="0.251cm" svg:x1="3.25cm" svg:y1="5cm" svg:x2="8.75cm" svg:y2="5cm" draw:start-shape="id19" draw:start-glue-point="0" draw:end-shape="id20" draw:end-glue-point="0" svg:d="M3250 5000c0-393 5500-393 5500 0" svg:viewBox="0 0 5501 296">
          <text:p/>
        </draw:connector>
        <draw:connector draw:style-name="gr3" draw:text-style-name="P4" draw:layer="layout" draw:type="curve" draw:line-skew="-0.251cm" svg:x1="4.75cm" svg:y1="5.5cm" svg:x2="10.25cm" svg:y2="5.5cm" draw:start-shape="id21" draw:start-glue-point="2" draw:end-shape="id22" svg:d="M4750 5500c0 393 5500 393 5500 0" svg:viewBox="0 0 5501 296">
          <text:p/>
        </draw:connector>
        <draw:custom-shape draw:style-name="gr1" draw:text-style-name="P2" draw:layer="layout" svg:width="0.5cm" svg:height="0.5cm" svg:x="2.5cm" svg:y="6.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4cm" svg:y="6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5.5cm" svg:y="6.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7cm" svg:y="6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8.5cm" svg:y="6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9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10cm" svg:y="6.5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5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30T11:15:31.406130640</dc:date>
    <dc:creator>Moreno Marzolla</dc:creator>
    <meta:editing-duration>PT14M</meta:editing-duration>
    <meta:editing-cycles>10</meta:editing-cycles>
    <meta:generator>LibreOffice/6.0.7.3$Linux_X86_64 LibreOffice_project/00m0$Build-3</meta:generator>
    <meta:document-statistic meta:object-count="59"/>
  </office:meta>
</office:document-meta>
</file>